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NO_ddG_sumup_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iga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 %</text:p>
          </table:table-cell>
        </table:table-row>
        <table:table-row table:style-name="ro1">
          <table:table-cell office:value-type="string" calcext:value-type="string">
            <text:p>MG_2PG_cl000</text:p>
          </table:table-cell>
          <table:table-cell office:value-type="string" calcext:value-type="string">
            <text:p>2PG</text:p>
          </table:table-cell>
          <table:table-cell office:value-type="float" office:value="-13.7994014199" calcext:value-type="float">
            <text:p>-13.7994014199</text:p>
          </table:table-cell>
          <table:table-cell office:value-type="float" office:value="230.588740574" calcext:value-type="float">
            <text:p>230.588740574</text:p>
          </table:table-cell>
          <table:table-cell office:value-type="float" office:value="15.1851486846" calcext:value-type="float">
            <text:p>15.1851486846</text:p>
          </table:table-cell>
          <table:table-cell office:value-type="float" office:value="110.042082425" calcext:value-type="float">
            <text:p>110.042082425</text:p>
          </table:table-cell>
        </table:table-row>
        <table:table-row table:style-name="ro1">
          <table:table-cell office:value-type="string" calcext:value-type="string">
            <text:p>MG_2PG_cl102</text:p>
          </table:table-cell>
          <table:table-cell office:value-type="string" calcext:value-type="string">
            <text:p>2PG</text:p>
          </table:table-cell>
          <table:table-cell office:value-type="float" office:value="-22.9737684211" calcext:value-type="float">
            <text:p>-22.9737684211</text:p>
          </table:table-cell>
          <table:table-cell office:value-type="float" office:value="75.8930909234" calcext:value-type="float">
            <text:p>75.8930909234</text:p>
          </table:table-cell>
          <table:table-cell office:value-type="float" office:value="8.71166407315" calcext:value-type="float">
            <text:p>8.7116640732</text:p>
          </table:table-cell>
          <table:table-cell office:value-type="float" office:value="37.9200482632" calcext:value-type="float">
            <text:p>37.9200482632</text:p>
          </table:table-cell>
        </table:table-row>
        <table:table-row table:style-name="ro1">
          <table:table-cell office:value-type="string" calcext:value-type="string">
            <text:p>MG_2PG_cl202</text:p>
          </table:table-cell>
          <table:table-cell office:value-type="string" calcext:value-type="string">
            <text:p>2PG</text:p>
          </table:table-cell>
          <table:table-cell office:value-type="float" office:value="33.0178383459" calcext:value-type="float">
            <text:p>33.0178383459</text:p>
          </table:table-cell>
          <table:table-cell office:value-type="float" office:value="249.390611881" calcext:value-type="float">
            <text:p>249.390611881</text:p>
          </table:table-cell>
          <table:table-cell office:value-type="float" office:value="15.7921059989" calcext:value-type="float">
            <text:p>15.7921059989</text:p>
          </table:table-cell>
          <table:table-cell office:value-type="float" office:value="47.8290124068" calcext:value-type="float">
            <text:p>47.8290124068</text:p>
          </table:table-cell>
        </table:table-row>
        <table:table-row table:style-name="ro1">
          <table:table-cell office:value-type="string" calcext:value-type="string">
            <text:p>MG_2PG_cl203</text:p>
          </table:table-cell>
          <table:table-cell office:value-type="string" calcext:value-type="string">
            <text:p>2PG</text:p>
          </table:table-cell>
          <table:table-cell office:value-type="float" office:value="-10.5590443609" calcext:value-type="float">
            <text:p>-10.5590443609</text:p>
          </table:table-cell>
          <table:table-cell office:value-type="float" office:value="179.092180912" calcext:value-type="float">
            <text:p>179.092180912</text:p>
          </table:table-cell>
          <table:table-cell office:value-type="float" office:value="13.3825326793" calcext:value-type="float">
            <text:p>13.3825326793</text:p>
          </table:table-cell>
          <table:table-cell office:value-type="float" office:value="126.739998639" calcext:value-type="float">
            <text:p>126.739998639</text:p>
          </table:table-cell>
        </table:table-row>
        <table:table-row table:style-name="ro1">
          <table:table-cell office:value-type="string" calcext:value-type="string">
            <text:p>MG_PEP_cl000</text:p>
          </table:table-cell>
          <table:table-cell office:value-type="string" calcext:value-type="string">
            <text:p>PEP</text:p>
          </table:table-cell>
          <table:table-cell office:value-type="float" office:value="-27.7018563895" calcext:value-type="float">
            <text:p>-27.7018563895</text:p>
          </table:table-cell>
          <table:table-cell office:value-type="float" office:value="495.448695901" calcext:value-type="float">
            <text:p>495.448695901</text:p>
          </table:table-cell>
          <table:table-cell office:value-type="float" office:value="22.2586768677" calcext:value-type="float">
            <text:p>22.2586768677</text:p>
          </table:table-cell>
          <table:table-cell office:value-type="float" office:value="80.3508492528" calcext:value-type="float">
            <text:p>80.3508492528</text:p>
          </table:table-cell>
        </table:table-row>
        <table:table-row table:style-name="ro1">
          <table:table-cell office:value-type="string" calcext:value-type="string">
            <text:p>MG_PEP_cl302</text:p>
          </table:table-cell>
          <table:table-cell office:value-type="string" calcext:value-type="string">
            <text:p>PEP</text:p>
          </table:table-cell>
          <table:table-cell office:value-type="float" office:value="-15.5044721805" calcext:value-type="float">
            <text:p>-15.5044721805</text:p>
          </table:table-cell>
          <table:table-cell office:value-type="float" office:value="367.928617072" calcext:value-type="float">
            <text:p>367.928617072</text:p>
          </table:table-cell>
          <table:table-cell office:value-type="float" office:value="19.1814654568" calcext:value-type="float">
            <text:p>19.1814654568</text:p>
          </table:table-cell>
          <table:table-cell office:value-type="float" office:value="123.71569463" calcext:value-type="float">
            <text:p>123.71569463</text:p>
          </table:table-cell>
        </table:table-row>
        <table:table-row table:style-name="ro1">
          <table:table-cell office:value-type="string" calcext:value-type="string">
            <text:p>MG_PEP_cl312</text:p>
          </table:table-cell>
          <table:table-cell office:value-type="string" calcext:value-type="string">
            <text:p>PEP</text:p>
          </table:table-cell>
          <table:table-cell office:value-type="float" office:value="-107.298662406" calcext:value-type="float">
            <text:p>-107.298662406</text:p>
          </table:table-cell>
          <table:table-cell office:value-type="float" office:value="137.808000792" calcext:value-type="float">
            <text:p>137.808000792</text:p>
          </table:table-cell>
          <table:table-cell office:value-type="float" office:value="11.7391652511" calcext:value-type="float">
            <text:p>11.7391652511</text:p>
          </table:table-cell>
          <table:table-cell office:value-type="float" office:value="10.940644541" calcext:value-type="float">
            <text:p>10.940644541</text:p>
          </table:table-cell>
        </table:table-row>
        <table:table-row table:style-name="ro1">
          <table:table-cell office:value-type="string" calcext:value-type="string">
            <text:p>MG_PEP_cl402</text:p>
          </table:table-cell>
          <table:table-cell office:value-type="string" calcext:value-type="string">
            <text:p>PEP</text:p>
          </table:table-cell>
          <table:table-cell office:value-type="float" office:value="-27.6868165414" calcext:value-type="float">
            <text:p>-27.6868165414</text:p>
          </table:table-cell>
          <table:table-cell office:value-type="float" office:value="179.180480074" calcext:value-type="float">
            <text:p>179.180480074</text:p>
          </table:table-cell>
          <table:table-cell office:value-type="float" office:value="13.385831318" calcext:value-type="float">
            <text:p>13.385831318</text:p>
          </table:table-cell>
          <table:table-cell office:value-type="float" office:value="48.3473110677" calcext:value-type="float">
            <text:p>48.3473110677</text:p>
          </table:table-cell>
        </table:table-row>
        <table:table-row table:style-name="ro1">
          <table:table-cell office:value-type="string" calcext:value-type="string">
            <text:p>2PG sumup</text:p>
          </table:table-cell>
          <table:table-cell office:value-type="string" calcext:value-type="string">
            <text:p>2PG</text:p>
          </table:table-cell>
          <table:table-cell office:value-type="float" office:value="-3.57859396399" calcext:value-type="float">
            <text:p>-3.578593964</text:p>
          </table:table-cell>
          <table:table-cell office:value-type="float" office:value="45.9352890181" calcext:value-type="float">
            <text:p>45.9352890181</text:p>
          </table:table-cell>
          <table:table-cell office:value-type="float" office:value="6.77755774731" calcext:value-type="float">
            <text:p>6.7775577473</text:p>
          </table:table-cell>
          <table:table-cell office:value-type="float" office:value="189.391638602" calcext:value-type="float">
            <text:p>189.391638602</text:p>
          </table:table-cell>
        </table:table-row>
        <table:table-row table:style-name="ro1">
          <table:table-cell office:value-type="string" calcext:value-type="string">
            <text:p>PEP sumup</text:p>
          </table:table-cell>
          <table:table-cell office:value-type="string" calcext:value-type="string">
            <text:p>PEP</text:p>
          </table:table-cell>
          <table:table-cell office:value-type="float" office:value="-44.5479518793" calcext:value-type="float">
            <text:p>-44.5479518793</text:p>
          </table:table-cell>
          <table:table-cell office:value-type="float" office:value="73.7728621149" calcext:value-type="float">
            <text:p>73.7728621149</text:p>
          </table:table-cell>
          <table:table-cell office:value-type="float" office:value="8.58911299931" calcext:value-type="float">
            <text:p>8.5891129993</text:p>
          </table:table-cell>
          <table:table-cell office:value-type="float" office:value="19.2806013228" calcext:value-type="float">
            <text:p>19.2806013228</text:p>
          </table:table-cell>
        </table:table-row>
        <table:table-row table:style-name="ro1">
          <table:table-cell office:value-type="string" calcext:value-type="string">
            <text:p>ddG</text:p>
          </table:table-cell>
          <table:table-cell office:value-type="string" calcext:value-type="string">
            <text:p>PEP-2PG</text:p>
          </table:table-cell>
          <table:table-cell office:value-type="float" office:value="-40.9693579153" calcext:value-type="float">
            <text:p>-40.9693579153</text:p>
          </table:table-cell>
          <table:table-cell office:value-type="float" office:value="119.708151133" calcext:value-type="float">
            <text:p>119.708151133</text:p>
          </table:table-cell>
          <table:table-cell office:value-type="float" office:value="10.9411220235" calcext:value-type="float">
            <text:p>10.9411220235</text:p>
          </table:table-cell>
          <table:table-cell office:value-type="float" office:value="26.7056223974" calcext:value-type="float">
            <text:p>26.7056223974</text:p>
          </table:table-cell>
        </table:table-row>
        <table:table-row table:style-name="ro1">
          <table:table-cell office:value-type="string" calcext:value-type="string">
            <text:p>dKd</text:p>
          </table:table-cell>
          <table:table-cell office:value-type="string" calcext:value-type="string">
            <text:p>PEP-2PG</text:p>
          </table:table-cell>
          <table:table-cell office:value-type="float" office:value="9.31627496215E-031" calcext:value-type="float">
            <text:p>9.31627496215E-31</text:p>
          </table:table-cell>
          <table:table-cell office:value-type="float" office:value="8.89900688751E-039" calcext:value-type="float">
            <text:p>8.89900688751E-39</text:p>
          </table:table-cell>
          <table:table-cell office:value-type="float" office:value="9.75310843868E-023" calcext:value-type="float">
            <text:p>9.75310843868E-23</text:p>
          </table:table-cell>
          <table:table-cell office:value-type="float" office:value="10468892855" calcext:value-type="float">
            <text:p>10468892855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table:formula="of:=[.C6]-[.C2]" office:value-type="float" office:value="-13.9024549696" calcext:value-type="float">
            <text:p>-13.902454969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AVERAGE([.C2];[.C3];[.C5])" office:value-type="float" office:value="-15.7774047339667" calcext:value-type="float">
            <text:p>-15.7774047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VERAGE([.C6];[.C7];[.C9])" office:value-type="float" office:value="-23.6310483704667" calcext:value-type="float">
            <text:p>-23.631048370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25]-[.D24]" office:value-type="float" office:value="-7.8536436365" calcext:value-type="float">
            <text:p>-7.85364363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15:48.826955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2:23:35.033637825</dc:date>
    <meta:editing-duration>PT2M20S</meta:editing-duration>
    <meta:editing-cycles>1</meta:editing-cycles>
    <meta:generator>LibreOffice/5.0.3.2$Linux_X86_64 LibreOffice_project/00m0$Build-2</meta:generator>
    <meta:document-statistic meta:table-count="1" meta:cell-count="81" meta:object-count="0"/>
  </office:meta>
</office:document-meta>
</file>